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30pt" style:font-size-asian="30pt" style:font-size-complex="3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color="#FF0000" fo:font-size="30pt" style:font-size-asian="30pt" style:font-size-complex="30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color="#FF0000"/>
    </style:style>
    <style:style style:name="P4" style:parent-style-name="Normal" style:family="paragraph">
      <style:text-properties fo:color="#FF0000" fo:font-size="15pt" style:font-size-asian="15pt" style:font-size-complex="15pt" style:text-underline-type="single" style:text-underline-style="solid" style:text-underline-width="auto" style:text-underline-mode="continuous"/>
    </style:style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Normal" style:family="paragraph">
      <style:text-properties fo:font-size="15pt" style:font-size-asian="15pt" style:font-size-complex="15pt"/>
    </style:style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T11" style:parent-style-name="Policepardéfaut" style:family="text">
      <style:text-properties style:font-name="Wingdings" style:font-name-asian="Wingdings" style:font-name-complex="Wingdings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style:font-name="Wingdings" style:font-name-asian="Wingdings" style:font-name-complex="Wingdings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Méthodes d’optimisation<text:s/>(R4.04)</text:p>
      <text:p text:style-name="P2"/>
      <text:p text:style-name="Normal">Plusieurs sujets d’optimisation. Ressource un peu fourre-tout.<text:s/></text:p>
      <text:p text:style-name="Normal">Stratégie pour aborder un pb ou heuristique (algo qui permet de trouver une solution rapide et locale) mais pas forcément la meilleure.<text:s/></text:p>
      <text:p text:style-name="P3"/>
      <text:p text:style-name="P4">I-/ Objectif de l’IA</text:p>
      <text:p text:style-name="Normal">Simuler intelligence humaine, XXème siècle =&gt; faire comprendre logique<text:s/>(les règles)<text:s/>à une machine pour que la machine les appliques.<text:s/></text:p>
      <text:p text:style-name="Normal"/>
      <text:p text:style-name="Normal">Ojd, l’obj de l’intelligence artificielle apprend grâce à des données.<text:s/></text:p>
      <text:p text:style-name="Normal">2 façons :<text:s/></text:p>
      <text:list text:style-name="LFO1" text:continue-numbering="true">
        <text:list-item>
          <text:p text:style-name="P5">Apprentissage statistique =&gt; utilise modèles statistiques et probabilistes relativement classique.</text:p>
        </text:list-item>
        <text:list-item>
          <text:p text:style-name="P6">Apprentissage profond =&gt; (deep learning) qui se concentre sur réseaux de neurones<text:s/></text:p>
        </text:list-item>
      </text:list>
      <text:p text:style-name="Normal"/>
      <text:p text:style-name="Normal">IA logique (règles logiques) et automatique (machine learning)</text:p>
      <text:p text:style-name="Normal"/>
      <text:p text:style-name="P7"><text:s/>A-/ Apprentissage Statistique :</text:p>
      <text:p text:style-name="Normal">Deux méthodes :</text:p>
      <text:list text:style-name="LFO1" text:continue-numbering="true">
        <text:list-item>
          <text:p text:style-name="P8">Descriptives : <text:s/>réduisent, résument et synthétises des données</text:p>
        </text:list-item>
        <text:list-item>
          <text:p text:style-name="P9">Prédictives : hypothèses sur évènement futurs et on définit une variable cible qui correspond à une variable à prévoir.<text:s/></text:p>
        </text:list-item>
      </text:list>
      <text:p text:style-name="Normal"/>
      <text:p text:style-name="Normal"/>
      <text:p text:style-name="Normal">I -/ Recherche d’associations :<text:s/></text:p>
      <text:p text:style-name="Normal">Elle nous permet de manipuler des données :</text:p>
      <text:list text:style-name="LFO1" text:continue-numbering="true">
        <text:list-item>
          <text:p text:style-name="P10">Un article<text:s/><text:span text:style-name="T11"></text:span>Un item</text:p>
        </text:list-item>
        <text:list-item>
          <text:p text:style-name="P12">Une transaction<text:s/><text:span text:style-name="T13"></text:span><text:s/>itemset</text:p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xime Montouro</meta:initial-creator>
    <dc:creator>Maxime Montouro</dc:creator>
    <meta:creation-date>2024-01-22T13:04:00Z</meta:creation-date>
    <dc:date>2024-01-22T14:20:00Z</dc:date>
    <meta:template xlink:href="Normal" xlink:type="simple"/>
    <meta:editing-cycles>3</meta:editing-cycles>
    <meta:editing-duration>PT4560S</meta:editing-duration>
    <meta:document-statistic meta:page-count="1" meta:paragraph-count="2" meta:word-count="166" meta:character-count="1080" meta:row-count="7" meta:non-whitespace-character-count="916"/>
  </office:meta>
</office:document-meta>
</file>